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798in" text:min-label-width="0.25in" text:list-level-position-and-space-mode="label-alignment">
          <style:list-level-label-alignment text:label-followed-by="listtab" fo:margin-left="1.029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798in" text:min-label-width="0.25in" text:list-level-position-and-space-mode="label-alignment">
          <style:list-level-label-alignment text:label-followed-by="listtab" fo:margin-left="1.529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798in" text:min-label-width="0.25in" text:list-level-position-and-space-mode="label-alignment">
          <style:list-level-label-alignment text:label-followed-by="listtab" fo:margin-left="2.029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798in" text:min-label-width="0.25in" text:list-level-position-and-space-mode="label-alignment">
          <style:list-level-label-alignment text:label-followed-by="listtab" fo:margin-left="2.529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798in" text:min-label-width="0.25in" text:list-level-position-and-space-mode="label-alignment">
          <style:list-level-label-alignment text:label-followed-by="listtab" fo:margin-left="3.029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798in" text:min-label-width="0.25in" text:list-level-position-and-space-mode="label-alignment">
          <style:list-level-label-alignment text:label-followed-by="listtab" fo:margin-left="3.529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798in" text:min-label-width="0.25in" text:list-level-position-and-space-mode="label-alignment">
          <style:list-level-label-alignment text:label-followed-by="listtab" fo:margin-left="4.029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798in" text:min-label-width="0.25in" text:list-level-position-and-space-mode="label-alignment">
          <style:list-level-label-alignment text:label-followed-by="listtab" fo:margin-left="4.529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798in" text:min-label-width="0.25in" text:list-level-position-and-space-mode="label-alignment">
          <style:list-level-label-alignment text:label-followed-by="listtab" fo:margin-left="5.0298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1" style:family="paragraph"/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Párrafodelista" style:list-style-name="LFO1" style:family="paragraph"/>
    <style:style style:name="P7" style:parent-style-name="Párrafodelista" style:list-style-name="LFO1" style:family="paragraph"/>
    <style:style style:name="P8" style:parent-style-name="Párrafodelista" style:list-style-name="LFO1" style:family="paragraph"/>
    <style:style style:name="P9" style:parent-style-name="Párrafodelista" style:list-style-name="LFO1" style:family="paragraph"/>
    <style:style style:name="P10" style:parent-style-name="Párrafodelista" style:list-style-name="LFO1" style:family="paragraph"/>
    <style:style style:name="P11" style:parent-style-name="Párrafodelista" style:list-style-name="LFO1" style:family="paragraph"/>
    <style:style style:name="P12" style:parent-style-name="Párrafodelista" style:list-style-name="LFO1" style:family="paragraph"/>
    <style:style style:name="P13" style:parent-style-name="Párrafodelista" style:list-style-name="LFO1" style:family="paragraph"/>
    <style:style style:name="P14" style:parent-style-name="Párrafodelista" style:list-style-name="LFO1" style:family="paragraph"/>
    <style:style style:name="P15" style:parent-style-name="Párrafodelista" style:list-style-name="LFO1" style:family="paragraph"/>
    <style:style style:name="P16" style:parent-style-name="Párrafodelista" style:list-style-name="LFO1" style:family="paragraph"/>
    <style:style style:name="P17" style:parent-style-name="Párrafodelista" style:list-style-name="LFO1" style:family="paragraph"/>
    <style:style style:name="P18" style:parent-style-name="Párrafodelista" style:list-style-name="LFO1" style:family="paragraph"/>
    <style:style style:name="P19" style:parent-style-name="Párrafodelista" style:list-style-name="LFO1" style:family="paragraph"/>
    <style:style style:name="P20" style:parent-style-name="Párrafodelista" style:list-style-name="LFO1" style:family="paragraph"/>
    <style:style style:name="P21" style:parent-style-name="Párrafodelista" style:list-style-name="LFO1" style:family="paragraph"/>
    <style:style style:name="P22" style:parent-style-name="Párrafodelista" style:list-style-name="LFO1" style:family="paragraph"/>
    <style:style style:name="P23" style:parent-style-name="Párrafodelista" style:list-style-name="LFO1" style:family="paragraph"/>
    <style:style style:name="P24" style:parent-style-name="Párrafodelista" style:list-style-name="LFO1" style:family="paragraph"/>
    <style:style style:name="P25" style:parent-style-name="Párrafodelista" style:list-style-name="LFO1" style:family="paragraph"/>
  </office:automatic-styles>
  <office:body>
    <office:text text:use-soft-page-breaks="true">
      <text:p text:style-name="P1">Guía Pokémon versión Proyecto de Programación</text:p>
      <text:p text:style-name="Normal">Comandos:</text:p>
      <text:list text:style-name="LFO1" text:continue-numbering="true">
        <text:list-item>
          <text:p text:style-name="P2">Inspect Space</text:p>
        </text:list-item>
        <text:list-item>
          <text:p text:style-name="P3">Next-&gt; espacio2<text:s/></text:p>
        </text:list-item>
        <text:list-item>
          <text:p text:style-name="P4">Pickup Linterna</text:p>
        </text:list-item>
        <text:list-item>
          <text:p text:style-name="P5">TurnOn Linterna</text:p>
        </text:list-item>
        <text:list-item>
          <text:p text:style-name="P6">Next-&gt; espacio 3</text:p>
        </text:list-item>
        <text:list-item>
          <text:p text:style-name="P7">Next-&gt; espacio 4</text:p>
        </text:list-item>
        <text:list-item>
          <text:p text:style-name="P8">Open unión pasillo with extintor</text:p>
        </text:list-item>
        <text:list-item>
          <text:p text:style-name="P9">Next -&gt;espacio 5</text:p>
        </text:list-item>
        <text:list-item>
          <text:p text:style-name="P10">Next -&gt;espacio 6</text:p>
        </text:list-item>
        <text:list-item>
          <text:p text:style-name="P11">Pickup cable</text:p>
        </text:list-item>
        <text:list-item>
          <text:p text:style-name="P12">Pickup Llave</text:p>
        </text:list-item>
        <text:list-item>
          <text:p text:style-name="P13">Back -&gt;espacio 5</text:p>
        </text:list-item>
        <text:list-item>
          <text:p text:style-name="P14">Back -&gt;espacio 4</text:p>
        </text:list-item>
        <text:list-item>
          <text:p text:style-name="P15">Drop Llave</text:p>
        </text:list-item>
        <text:list-item>
          <text:p text:style-name="P16">Drop cables</text:p>
        </text:list-item>
        <text:list-item>
          <text:p text:style-name="P17">Back -&gt;espacio 3</text:p>
        </text:list-item>
        <text:list-item>
          <text:p text:style-name="P18">Pickup pala</text:p>
        </text:list-item>
        <text:list-item>
          <text:p text:style-name="P19">Back -&gt;espacio2<text:s/></text:p>
        </text:list-item>
        <text:list-item>
          <text:p text:style-name="P20">Back -&gt; espacio 1</text:p>
        </text:list-item>
        <text:list-item>
          <text:p text:style-name="P21">Turn off Linterna</text:p>
        </text:list-item>
        <text:list-item>
          <text:p text:style-name="P22">Inspect Space</text:p>
        </text:list-item>
        <text:list-item>
          <text:p text:style-name="P23">Open Tunel with pala</text:p>
        </text:list-item>
        <text:list-item>
          <text:p text:style-name="P24">Move Right</text:p>
        </text:list-item>
        <text:list-item>
          <text:p text:style-name="P25">Inspect Space</text:p>
        </text:list-item>
      </text:list>
      <text:p text:style-name="Normal">GANASTE!!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798in" text:min-label-width="0.25in" text:list-level-position-and-space-mode="label-alignment">
          <style:list-level-label-alignment text:label-followed-by="listtab" fo:margin-left="1.029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798in" text:min-label-width="0.25in" text:list-level-position-and-space-mode="label-alignment">
          <style:list-level-label-alignment text:label-followed-by="listtab" fo:margin-left="1.529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798in" text:min-label-width="0.25in" text:list-level-position-and-space-mode="label-alignment">
          <style:list-level-label-alignment text:label-followed-by="listtab" fo:margin-left="2.029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798in" text:min-label-width="0.25in" text:list-level-position-and-space-mode="label-alignment">
          <style:list-level-label-alignment text:label-followed-by="listtab" fo:margin-left="2.529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798in" text:min-label-width="0.25in" text:list-level-position-and-space-mode="label-alignment">
          <style:list-level-label-alignment text:label-followed-by="listtab" fo:margin-left="3.029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798in" text:min-label-width="0.25in" text:list-level-position-and-space-mode="label-alignment">
          <style:list-level-label-alignment text:label-followed-by="listtab" fo:margin-left="3.529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798in" text:min-label-width="0.25in" text:list-level-position-and-space-mode="label-alignment">
          <style:list-level-label-alignment text:label-followed-by="listtab" fo:margin-left="4.029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798in" text:min-label-width="0.25in" text:list-level-position-and-space-mode="label-alignment">
          <style:list-level-label-alignment text:label-followed-by="listtab" fo:margin-left="4.529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798in" text:min-label-width="0.25in" text:list-level-position-and-space-mode="label-alignment">
          <style:list-level-label-alignment text:label-followed-by="listtab" fo:margin-left="5.029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ro Alonso</meta:initial-creator>
    <dc:creator>Ciro Alonso</dc:creator>
    <meta:creation-date>2019-05-08T09:35:00Z</meta:creation-date>
    <dc:date>2019-05-08T10:13:00Z</dc:date>
    <meta:template xlink:href="Normal" xlink:type="simple"/>
    <meta:editing-cycles>1</meta:editing-cycles>
    <meta:editing-duration>PT2280S</meta:editing-duration>
    <meta:document-statistic meta:page-count="1" meta:paragraph-count="1" meta:word-count="70" meta:character-count="456" meta:row-count="3" meta:non-whitespace-character-count="387"/>
  </office:meta>
</office:document-meta>
</file>